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normal" fo:font-weight="normal" officeooo:rsid="00175814" officeooo:paragraph-rsid="00175814" style:font-style-asian="normal" style:font-weight-asian="normal" style:font-style-complex="normal" style:font-weight-complex="normal"/>
    </style:style>
    <style:style style:name="P2" style:family="paragraph" style:parent-style-name="Preformatted_20_Text">
      <style:text-properties officeooo:paragraph-rsid="00175814"/>
    </style:style>
    <style:style style:name="P3" style:family="paragraph" style:parent-style-name="Preformatted_20_Text">
      <style:text-properties officeooo:paragraph-rsid="002232a7"/>
    </style:style>
    <style:style style:name="P4" style:family="paragraph" style:parent-style-name="Preformatted_20_Text">
      <style:text-properties officeooo:paragraph-rsid="0022c00d"/>
    </style:style>
    <style:style style:name="P5" style:family="paragraph" style:parent-style-name="Preformatted_20_Text">
      <style:text-properties officeooo:paragraph-rsid="00253ef8"/>
    </style:style>
    <style:style style:name="P6" style:family="paragraph" style:parent-style-name="Preformatted_20_Text">
      <style:text-properties officeooo:paragraph-rsid="0028598b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Text_20_body">
      <style:paragraph-properties fo:margin-top="0cm" fo:margin-bottom="0.499cm" loext:contextual-spacing="false"/>
      <style:text-properties fo:font-style="normal" fo:font-weight="normal" officeooo:rsid="00175814" officeooo:paragraph-rsid="00175814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.499cm" loext:contextual-spacing="false"/>
      <style:text-properties officeooo:paragraph-rsid="002232a7"/>
    </style:style>
    <style:style style:name="P10" style:family="paragraph" style:parent-style-name="Standard">
      <style:text-properties officeooo:rsid="00175814" officeooo:paragraph-rsid="00175814"/>
    </style:style>
    <style:style style:name="P11" style:family="paragraph" style:parent-style-name="Standard">
      <style:text-properties fo:font-style="italic" officeooo:rsid="00175814" officeooo:paragraph-rsid="00175814" style:font-style-asian="italic" style:font-style-complex="italic"/>
    </style:style>
    <style:style style:name="P12" style:family="paragraph" style:parent-style-name="Standard">
      <style:text-properties fo:font-style="italic" fo:font-weight="normal" officeooo:rsid="00175814" officeooo:paragraph-rsid="00175814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bold" officeooo:rsid="00175814" officeooo:paragraph-rsid="00175814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normal" fo:font-weight="normal" officeooo:rsid="00175814" officeooo:paragraph-rsid="0017581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8a1dc" officeooo:paragraph-rsid="0018a1d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officeooo:rsid="00175814" officeooo:paragraph-rsid="00175814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8a1dc" officeooo:paragraph-rsid="0018a1dc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paragraph-rsid="00175814"/>
    </style:style>
    <style:style style:name="P19" style:family="paragraph" style:parent-style-name="Standard">
      <style:text-properties officeooo:paragraph-rsid="001eb7da"/>
    </style:style>
    <style:style style:name="P20" style:family="paragraph" style:parent-style-name="Standard">
      <style:text-properties officeooo:paragraph-rsid="002232a7"/>
    </style:style>
    <style:style style:name="P21" style:family="paragraph" style:parent-style-name="Standard">
      <style:text-properties officeooo:paragraph-rsid="0022c00d"/>
    </style:style>
    <style:style style:name="P22" style:family="paragraph" style:parent-style-name="Standard">
      <style:text-properties officeooo:paragraph-rsid="0028598b"/>
    </style:style>
    <style:style style:name="P23" style:family="paragraph" style:parent-style-name="Text_20_body">
      <style:text-properties officeooo:rsid="00175814" officeooo:paragraph-rsid="00175814"/>
    </style:style>
    <style:style style:name="P24" style:family="paragraph" style:parent-style-name="Text_20_body">
      <style:text-properties fo:font-weight="bold" officeooo:rsid="00175814" officeooo:paragraph-rsid="00175814" style:font-weight-asian="bold" style:font-weight-complex="bold"/>
    </style:style>
    <style:style style:name="P25" style:family="paragraph" style:parent-style-name="Text_20_body">
      <style:text-properties fo:font-style="normal" fo:font-weight="normal" officeooo:rsid="00175814" officeooo:paragraph-rsid="00175814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paragraph-rsid="00175814"/>
    </style:style>
    <style:style style:name="P27" style:family="paragraph" style:parent-style-name="Text_20_body">
      <style:text-properties officeooo:paragraph-rsid="002232a7"/>
    </style:style>
    <style:style style:name="P28" style:family="paragraph" style:parent-style-name="Text_20_body">
      <style:text-properties officeooo:paragraph-rsid="0022c0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1d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75814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232a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2c00d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8598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Liberation Serif" fo:font-style="italic" fo:font-weight="normal" officeooo:rsid="002232a7" style:font-style-asian="italic" style:font-weight-asian="normal" style:font-style-complex="italic" style:font-weight-complex="normal"/>
    </style:style>
    <style:style style:name="T16" style:family="text">
      <style:text-properties style:font-name="Liberation Serif" fo:font-style="italic" fo:font-weight="normal" officeooo:rsid="0022c00d" style:font-style-asian="italic" style:font-weight-asian="normal" style:font-style-complex="italic" style:font-weight-complex="normal"/>
    </style:style>
    <style:style style:name="T17" style:family="text">
      <style:text-properties style:font-name="Liberation Serif" fo:font-style="italic" fo:font-weight="normal" officeooo:rsid="0028598b" style:font-style-asian="italic" style:font-weight-asian="normal" style:font-style-complex="italic" style:font-weight-complex="normal"/>
    </style:style>
    <style:style style:name="T18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02232a7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22c00d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28598b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font-name="Liberation Serif" fo:font-style="normal" fo:font-weight="bold" officeooo:rsid="002232a7" style:font-style-asian="normal" style:font-weight-asian="bold" style:font-style-complex="normal" style:font-weight-complex="bold"/>
    </style:style>
    <style:style style:name="T25" style:family="text">
      <style:text-properties style:font-name="Liberation Serif" fo:font-style="normal" fo:font-weight="bold" officeooo:rsid="0028598b" style:font-style-asian="normal" style:font-weight-asian="bold" style:font-style-complex="normal" style:font-weight-complex="bold"/>
    </style:style>
    <style:style style:name="T26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22c00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253ef8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fo:font-weight="normal" officeooo:rsid="00253ef8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253ef8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tml notes:</text:p>
      <text:p text:style-name="P24">paragraphs and headings, and comments</text:p>
      <text:p text:style-name="P23">html opening and closing tags</text:p>
      <text:p text:style-name="Text_20_body">Opening tags look like this:</text:p>
      <text:p text:style-name="P7"><text:span text:style-name="Source_20_Text">&lt;h1&gt;</text:span></text:p>
      <text:p text:style-name="Text_20_body">Closing tags look like this:</text:p>
      <text:p text:style-name="P7"><text:span text:style-name="Source_20_Text">&lt;/h1&gt;</text:span></text:p>
      <text:p text:style-name="P10">h2 add subheadings and add a level 2 heading to my page</text:p>
      <text:p text:style-name="P10"/>
      <text:p text:style-name="P10">&lt;p&gt; elements are used to create paragraphs</text:p>
      <text:p text:style-name="P11"><text:s/></text:p>
      <text:p text:style-name="P11"><text:s/>As a convention, all HTML tags are written in lowercase, for example </text:p>
      <text:p text:style-name="P16"/>
      <text:p text:style-name="P14">comments in html start with a &lt;!--- and end with a - - &gt;</text:p>
      <text:p text:style-name="P14"/>
      <text:p text:style-name="P16">HTML5 elements</text:p>
      <text:p text:style-name="P16"><text:s/></text:p>
      <text:p text:style-name="P14">HTML5 introduces more descriptive HTML tags. These include <text:span text:style-name="Source_20_Text">main</text:span>, <text:span text:style-name="Source_20_Text">header</text:span>, <text:span text:style-name="Source_20_Text">footer</text:span>, <text:span text:style-name="Source_20_Text">nav</text:span>, <text:span text:style-name="Source_20_Text">video</text:span>, <text:span text:style-name="Source_20_Text">article</text:span>, <text:span text:style-name="Source_20_Text">section</text:span> and others.</text:p>
      <text:p text:style-name="P14"/>
      <text:p text:style-name="P14">These tags give a descriptive structure to your HTML, make your HTML easier to read, and help with Search Engine Optimization (SEO) and accessibility.</text:p>
      <text:p text:style-name="P14"/>
      <text:p text:style-name="P25">Example usage, a <text:span text:style-name="Source_20_Text">main</text:span> element with two child elements nested inside it:</text:p>
      <text:p text:style-name="Preformatted_20_Text"><text:span text:style-name="Source_20_Text">&lt;main&gt; </text:span></text:p>
      <text:p text:style-name="Preformatted_20_Text"><text:span text:style-name="Source_20_Text"><text:s text:c="2"/>&lt;h1&gt;Hello World&lt;/h1&gt;</text:span></text:p>
      <text:p text:style-name="Preformatted_20_Text"><text:span text:style-name="Source_20_Text"><text:s text:c="2"/>&lt;p&gt;Hello Paragraph&lt;/p&gt;</text:span></text:p>
      <text:p text:style-name="P7"><text:span text:style-name="Source_20_Text">&lt;/main&gt;</text:span></text:p>
      <text:p text:style-name="P14"/>
      <text:p text:style-name="P16"><text:s/><text:span text:style-name="T2">Adding images to a website:</text:span></text:p>
      <text:p text:style-name="P17"><text:s/><text:span text:style-name="T11"><text:s/>use img, with a url, remember that img is self closing and include an alt tag.</text:span></text:p>
      <text:p text:style-name="P17"/>
      <text:p text:style-name="P17"/>
      <text:p text:style-name="P15">You can add images using the <text:span text:style-name="T3">img </text:span><text:s/>element and point to an image’s specific url using the <text:span text:style-name="T3">src</text:span> attribute.</text:p>
      <text:p text:style-name="P16"/>
      <text:p text:style-name="P14"><text:s/>An example of this would be:</text:p>
      <text:p text:style-name="P14"/>
      <text:p text:style-name="P1"><text:bookmark-start text:name="__DdeLink__1497_177009416"/><text:span text:style-name="Source_20_Text">&lt;img src=</text:span><text:bookmark-end text:name="__DdeLink__1497_177009416"/><text:span text:style-name="Source_20_Text">"https://www.freecatphotoapp.com/your-image.jpg"&gt;</text:span></text:p>
      <text:p text:style-name="P14"/>
      <text:p text:style-name="P14">note: <text:span text:style-name="T3"><text:s/>All img elements are self closing) we do not have a closing tag on them).</text:span></text:p>
      <text:p text:style-name="P12"/>
      <text:p text:style-name="P14"/>
      <text:p text:style-name="P25">All <text:span text:style-name="Source_20_Text">img</text:span> elements <text:span text:style-name="Strong_20_Emphasis">must</text:span> have an <text:span text:style-name="Source_20_Text">alt</text:span> attribute. The text inside an <text:span text:style-name="Source_20_Text">alt</text:span> attribute is used for screen readers to improve accessibility and is displayed if the image fails to load.</text:p>
      <text:p text:style-name="P25"/>
      <text:p text:style-name="P25"><text:soft-page-break/></text:p>
      <text:p text:style-name="Text_20_body"><text:span text:style-name="Strong_20_Emphasis">Note:</text:span> If the image is purely decorative, using an empty <text:span text:style-name="Source_20_Text">alt</text:span> attribute is a best practice.</text:p>
      <text:p text:style-name="Text_20_body">Ideally the <text:span text:style-name="Source_20_Text">alt</text:span> attribute should not contain special characters unless needed.</text:p>
      <text:p text:style-name="P12"/>
      <text:p text:style-name="P14"><text:s/>For the image above, the alt tag would look like:</text:p>
      <text:p text:style-name="P1"><text:span text:style-name="Source_20_Text">&lt;img src="https://www.freecatphotoapp.com/your-image.jpg" alt="A business cat wearing a necktie."&gt;</text:span></text:p>
      <text:p text:style-name="P14"/>
      <text:p text:style-name="P14"/>
      <text:p text:style-name="P14"/>
      <text:p text:style-name="P16">Links to external pages with anchor elements</text:p>
      <text:p text:style-name="P12">a (anchor elements) link to content outside <text:s/>your page.</text:p>
      <text:p text:style-name="Text_20_body"><text:span text:style-name="Source_20_Text">a</text:span> elements need a destination web address called an <text:span text:style-name="Source_20_Text">href</text:span> attribute. They also need anchor text. Here's an example:</text:p>
      <text:p text:style-name="P7"><text:span text:style-name="Source_20_Text">&lt;a href="https://www.freecodecamp.org"&gt;this links to freecodecamp.org&lt;/a&gt;</text:span></text:p>
      <text:p text:style-name="P16">Links to internal sections with anchor elements</text:p>
      <text:p text:style-name="P14">&lt;a&gt; can also be used to create internal links to jump to different sections within a webpage</text:p>
      <text:p text:style-name="P14"/>
      <text:p text:style-name="P25">To create an internal link, you assign a link's <text:span text:style-name="Source_20_Text">href</text:span> attribute to a hash symbol <text:span text:style-name="Source_20_Text">#</text:span> plus the value of the <text:span text:style-name="Source_20_Text">id</text:span> attribute for the element that you want to internally link to, usually further down the page. You then need to add the same <text:span text:style-name="Source_20_Text">id</text:span> attribute to the element you are linking to. An <text:span text:style-name="Source_20_Text">id</text:span> is an attribute that uniquely describes an element.</text:p>
      <text:p text:style-name="P25"/>
      <text:p text:style-name="P25"/>
      <text:p text:style-name="P1"><text:span text:style-name="Source_20_Text">&lt;a href="#contacts-header"&gt;Contacts&lt;/a&gt;</text:span></text:p>
      <text:p text:style-name="Preformatted_20_Text"><text:span text:style-name="Source_20_Text">...</text:span></text:p>
      <text:p text:style-name="P7"><text:span text:style-name="Source_20_Text">&lt;h2 id="contacts-header"&gt;Contacts&lt;/h2&gt;</text:span></text:p>
      <text:p text:style-name="P25"/>
      <text:p text:style-name="P25">Nesting an anchor element within a paragraph:</text:p>
      <text:p text:style-name="P25">You can nest link within other text elements. Here is an example:</text:p>
      <text:p text:style-name="P25"/>
      <text:p text:style-name="P1"><text:span text:style-name="Source_20_Text">&lt;p&gt;</text:span></text:p>
      <text:p text:style-name="Preformatted_20_Text"><text:span text:style-name="Source_20_Text"><text:s text:c="2"/>Here's a </text:span><text:bookmark-start text:name="__DdeLink__1495_177009416"/><text:span text:style-name="Source_20_Text">&lt;a target="_blank" href="https://www.freecodecamp.org"&gt; link to www.freecodecamp.org&lt;/a&gt; for you to follow.</text:span><text:bookmark-end text:name="__DdeLink__1495_177009416"/></text:p>
      <text:p text:style-name="P7"><text:span text:style-name="Source_20_Text">&lt;/p&gt;</text:span></text:p>
      <text:p text:style-name="P25">The normal text is wrapped within a paragrpag tags, and inside is the anchor element which requires a closing tag.</text:p>
      <text:p text:style-name="P25"/>
      <text:p text:style-name="P8"><text:span text:style-name="Source_20_Text">target</text:span> is an anchor tag attribute that specifies where to open the link. The value <text:span text:style-name="Source_20_Text">_blank</text:span> specifies to open the link in a new tab.</text:p>
      <text:p text:style-name="P16"><text:soft-page-break/>Preparing links to your websites before they will be responsive:</text:p>
      <text:p text:style-name="P14">Sometimes you want to add <text:span text:style-name="Source_20_Text">a</text:span> elements to your website before you know where they will link.</text:p>
      <text:p text:style-name="P14">This can be achieved using the <text:span text:style-name="T3">has symbol.</text:span></text:p>
      <text:p text:style-name="P12"/>
      <text:p text:style-name="P13">Turning an image into a link:</text:p>
      <text:p text:style-name="P14">You can make elements into links by nesting them within an &lt;a&gt; element. Here is an example:</text:p>
      <text:p text:style-name="P1"><text:span text:style-name="Source_20_Text">&lt;a href="#"&gt;&lt;img src="https://www.bit.ly/fcc-running-cats" alt="Three kittens running towards the camera."&gt;&lt;/a&gt;</text:span></text:p>
      <text:p text:style-name="P14"/>
      <text:p text:style-name="P14">In this particular example we have used the hash as href to turn it into a dead link.</text:p>
      <text:p text:style-name="P14"/>
      <text:p text:style-name="P14"/>
      <text:p text:style-name="P16"><text:s/>Creating a list (both ordered and not)</text:p>
      <text:p text:style-name="P18"><text:span text:style-name="T6">lists open with a </text:span><text:span text:style-name="Source_20_Text">&lt;ul&gt;</text:span> element, followed by any number of <text:span text:style-name="Source_20_Text">&lt;li&gt;</text:span> elements. Finally, unordered lists close with a <text:span text:style-name="Source_20_Text">&lt;/ul&gt;. </text:span><text:span text:style-name="Source_20_Text"><text:span text:style-name="T12">Here is an example:</text:span></text:span></text:p>
      <text:p text:style-name="P18"><text:span text:style-name="Source_20_Text"/></text:p>
      <text:p text:style-name="P2"><text:span text:style-name="Source_20_Text">&lt;ul&gt;</text:span></text:p>
      <text:p text:style-name="Preformatted_20_Text"><text:span text:style-name="Source_20_Text"><text:s text:c="2"/>&lt;li&gt;milk&lt;/li&gt;</text:span></text:p>
      <text:p text:style-name="Preformatted_20_Text"><text:span text:style-name="Source_20_Text"><text:s text:c="2"/>&lt;li&gt;cheese&lt;/li&gt;</text:span></text:p>
      <text:p text:style-name="P7"><text:span text:style-name="Source_20_Text">&lt;/ul&gt;</text:span></text:p>
      <text:p text:style-name="P18"><text:span text:style-name="Source_20_Text">This would create a bullet point style list of milk and cheese</text:span></text:p>
      <text:p text:style-name="P18"><text:span text:style-name="Source_20_Text"><text:span text:style-name="T1"/></text:span></text:p>
      <text:p text:style-name="P18"><text:span text:style-name="Source_20_Text"><text:span text:style-name="T13"><text:s/>to create an </text:span></text:span><text:span text:style-name="Source_20_Text"><text:span text:style-name="T14">ordered </text:span></text:span><text:span text:style-name="Source_20_Text"><text:span text:style-name="T19">list, start by opening with an </text:span></text:span><text:span text:style-name="Source_20_Text"><text:span text:style-name="T14">&lt;ol&gt; element (for ordered list)</text:span></text:span><text:span text:style-name="Source_20_Text"><text:span text:style-name="T19"> and add any number of &lt;li&gt; lists. Finally ordered lists are closed with the </text:span></text:span><text:span text:style-name="Source_20_Text"><text:span text:style-name="T14">&lt;/ol&gt;</text:span></text:span><text:span text:style-name="Source_20_Text"><text:span text:style-name="T19"> tag.</text:span></text:span></text:p>
      <text:p text:style-name="P18"><text:span text:style-name="Source_20_Text"><text:span text:style-name="T19"/></text:span></text:p>
      <text:p text:style-name="P26"><text:span text:style-name="Source_20_Text"><text:span text:style-name="T19">For example:</text:span></text:span></text:p>
      <text:p text:style-name="Preformatted_20_Text"><text:span text:style-name="Source_20_Text">&lt;ol&gt;</text:span></text:p>
      <text:p text:style-name="Preformatted_20_Text"><text:span text:style-name="Source_20_Text"><text:s text:c="2"/>&lt;li&gt;Garfield&lt;/li&gt;</text:span></text:p>
      <text:p text:style-name="Preformatted_20_Text"><text:span text:style-name="Source_20_Text"><text:s text:c="2"/>&lt;li&gt;Sylvester&lt;/li&gt;</text:span></text:p>
      <text:p text:style-name="P7"><text:span text:style-name="Source_20_Text">&lt;/ol&gt;</text:span></text:p>
      <text:p text:style-name="Text_20_body">would create a numbered list of <text:span text:style-name="Source_20_Text">Garfield</text:span> and <text:span text:style-name="Source_20_Text">Sylvester</text:span></text:p>
      <text:p text:style-name="P18"><text:span text:style-name="Source_20_Text"><text:span text:style-name="T19"/></text:span></text:p>
      <text:p text:style-name="P18"><text:span text:style-name="Source_20_Text"><text:span text:style-name="T23"><text:s/>Creating a text field</text:span></text:span></text:p>
      <text:p text:style-name="P18"><text:span text:style-name="Source_20_Text"><text:span text:style-name="T19">We will now create a web form.</text:span></text:span></text:p>
      <text:p text:style-name="P18"><text:span text:style-name="Source_20_Text"><text:span text:style-name="T14">Input elements </text:span></text:span><text:span text:style-name="Source_20_Text"><text:span text:style-name="T19"><text:s/>are a way to get imput from a user.</text:span></text:span></text:p>
      <text:p text:style-name="P26"><text:span text:style-name="Source_20_Text"><text:span text:style-name="T19"/></text:span></text:p>
      <text:p text:style-name="P26"><text:span text:style-name="Source_20_Text"><text:span text:style-name="T19">You can create a text input like this:</text:span></text:span></text:p>
      <text:p text:style-name="P7"><text:span text:style-name="Source_20_Text">&lt;input type="text"&gt;</text:span></text:p>
      <text:p text:style-name="Text_20_body">Note that <text:span text:style-name="Source_20_Text">input</text:span> elements ar<text:span text:style-name="T4">e self-closing.</text:span></text:p>
      <text:p text:style-name="P18"><text:span text:style-name="Source_20_Text"><text:span text:style-name="T14"/></text:span></text:p>
      <text:p text:style-name="P18"><text:span text:style-name="Source_20_Text"><text:span text:style-name="T14">Place holder texts</text:span></text:span></text:p>
      <text:p text:style-name="P18"><text:span text:style-name="Source_20_Text"><text:span text:style-name="T19">Place holders is what is displayed in the input element before the user has inputted anything.</text:span></text:span></text:p>
      <text:p text:style-name="P26"><text:span text:style-name="Source_20_Text"><text:span text:style-name="T19">You can create placeholder text like so:</text:span></text:span></text:p>
      <text:p text:style-name="P7"><text:span text:style-name="Source_20_Text">&lt;input type="text" placeholder="this is placeholder text"&gt;</text:span></text:p>
      <text:p text:style-name="P18"><text:span text:style-name="Source_20_Text"><text:span text:style-name="T14">remember that input tags are self closing</text:span></text:span></text:p>
      <text:p text:style-name="P18"><text:span text:style-name="Source_20_Text"><text:span text:style-name="T14"/></text:span></text:p>
      <text:p text:style-name="P18"><text:soft-page-break/><text:span text:style-name="Source_20_Text"><text:span text:style-name="T18">Creating a simple form:</text:span></text:span></text:p>
      <text:p text:style-name="P18"><text:span text:style-name="Source_20_Text"><text:span text:style-name="T14"><text:s/></text:span></text:span><text:span text:style-name="Source_20_Text"><text:span text:style-name="T19"><text:s/>You can create forms that send data to a server by using nothing else other than HTML.</text:span></text:span></text:p>
      <text:p text:style-name="P18"><text:span text:style-name="Source_20_Text"><text:span text:style-name="T19">You can do this by specifying an </text:span></text:span><text:span text:style-name="Source_20_Text"><text:span text:style-name="T14">action</text:span></text:span><text:span text:style-name="Source_20_Text"><text:span text:style-name="T19"> attribute on your </text:span></text:span><text:span text:style-name="Source_20_Text"><text:span text:style-name="T14">form</text:span></text:span><text:span text:style-name="Source_20_Text"><text:span text:style-name="T19"> element.</text:span></text:span></text:p>
      <text:p text:style-name="P18"><text:span text:style-name="Source_20_Text"><text:span text:style-name="T19">For example:</text:span></text:span></text:p>
      <text:p text:style-name="P18"><text:span text:style-name="Source_20_Text"><text:span text:style-name="T19"/></text:span></text:p>
      <text:p text:style-name="P2"><text:span text:style-name="Source_20_Text"><text:span text:style-name="T5">&lt;form action="/url-where-you-want-to-submit-form-data"&gt;</text:span></text:span></text:p>
      <text:p text:style-name="Preformatted_20_Text"><text:span text:style-name="Source_20_Text"><text:s text:c="2"/>&lt;input&gt;</text:span></text:p>
      <text:p text:style-name="P7"><text:span text:style-name="Source_20_Text">&lt;/form&gt;</text:span></text:p>
      <text:p text:style-name="P18"><text:span text:style-name="Source_20_Text"><text:span text:style-name="T19"/></text:span></text:p>
      <text:p text:style-name="P18"><text:span text:style-name="Source_20_Text"><text:span text:style-name="T23">Adding a submit button to a form</text:span></text:span></text:p>
      <text:p text:style-name="P18"><text:span text:style-name="Source_20_Text"><text:span text:style-name="T19"><text:s/>We can now see how to add a submit button to my form.</text:span></text:span></text:p>
      <text:p text:style-name="P18"><text:span text:style-name="Source_20_Text"><text:span text:style-name="T19">Clicking this button will send this data from the form to the URL I specified in the form’s action attribute.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>Here is an example of this form:</text:span></text:span></text:p>
      <text:p text:style-name="P18"><text:span text:style-name="Source_20_Text"><text:span text:style-name="T19"/></text:span></text:p>
      <text:p text:style-name="P2"><text:span text:style-name="Source_20_Text"><text:span text:style-name="T5">&lt;button type="submit"&gt;this button submits the form&lt;/button&gt;</text:span></text:span></text:p>
      <text:p text:style-name="P2"><text:span text:style-name="Source_20_Text"><text:span text:style-name="T10"/></text:span></text:p>
      <text:p text:style-name="P2"><text:span text:style-name="Source_20_Text"><text:span text:style-name="T26">Using HTML5 to require a field to be completed before you submit a form.</text:span></text:span></text:p>
      <text:p text:style-name="P2"><text:span text:style-name="Source_20_Text"><text:span text:style-name="T29"><text:s/>If you want users to complete a specific field,you can just add the attribute </text:span></text:span><text:span text:style-name="Source_20_Text"><text:span text:style-name="T32">required</text:span></text:span><text:span text:style-name="Source_20_Text"><text:span text:style-name="T29"> within your </text:span></text:span><text:span text:style-name="Source_20_Text"><text:span text:style-name="T32">input</text:span></text:span><text:span text:style-name="Source_20_Text"><text:span text:style-name="T29"> element, like this: </text:span></text:span><text:span text:style-name="Source_20_Text"><text:span text:style-name="T32">&lt;input type="text" required&gt; </text:span></text:span></text:p>
      <text:p text:style-name="P2"><text:span text:style-name="Source_20_Text"><text:span text:style-name="T29">to make the field required.</text:span></text:span></text:p>
      <text:p text:style-name="P2"><text:span text:style-name="Source_20_Text"><text:span text:style-name="T29"/></text:span></text:p>
      <text:p text:style-name="P2"><text:span text:style-name="Source_20_Text"><text:span text:style-name="T26">Creating a set of radio buttons:</text:span></text:span></text:p>
      <text:p text:style-name="P2"><text:span text:style-name="Source_20_Text"><text:span text:style-name="T29">User radio buttons to give users the options of choosing multiple choice questions.</text:span></text:span></text:p>
      <text:p text:style-name="P2"><text:span text:style-name="Source_20_Text"><text:span text:style-name="T29">Radio buttons are a type of input.</text:span></text:span></text:p>
      <text:p text:style-name="P2"><text:span text:style-name="Source_20_Text"><text:span text:style-name="T29"/></text:span></text:p>
      <text:p text:style-name="P2"><text:span text:style-name="Source_20_Text"><text:span text:style-name="T29">Each radio button can be nested within its own </text:span></text:span><text:span text:style-name="Source_20_Text"><text:span text:style-name="T31">label</text:span></text:span><text:span text:style-name="Source_20_Text"><text:span text:style-name="T29"> element.</text:span></text:span></text:p>
      <text:p text:style-name="P2"><text:span text:style-name="Source_20_Text"><text:span text:style-name="T29">By wrapping an </text:span></text:span><text:span text:style-name="Source_20_Text"><text:span text:style-name="T32">input</text:span></text:span><text:span text:style-name="Source_20_Text"><text:span text:style-name="T29"> element inside of a </text:span></text:span><text:span text:style-name="Source_20_Text"><text:span text:style-name="T32">label</text:span></text:span><text:span text:style-name="Source_20_Text"><text:span text:style-name="T29"> element it will automatically associate the radio button input with the label element surrounding it.</text:span></text:span></text:p>
      <text:p text:style-name="P2"><text:span text:style-name="Source_20_Text"><text:span text:style-name="T29"/></text:span></text:p>
      <text:p text:style-name="P2"><text:span text:style-name="Source_20_Text"><text:span text:style-name="T29">All related radio buttons should have the same </text:span></text:span><text:span text:style-name="Source_20_Text"><text:span text:style-name="T31">name</text:span></text:span><text:span text:style-name="Source_20_Text"><text:span text:style-name="T29"> atrtibute to create a radio button roup.</text:span></text:span></text:p>
      <text:p text:style-name="P2"><text:span text:style-name="Source_20_Text"><text:span text:style-name="T29">By selecting any single radio button will automatically deselect the other buttons within the same group, ensuring only one answer is provided by the user.</text:span></text:span></text:p>
      <text:p text:style-name="P18"><text:span text:style-name="Source_20_Text"><text:span text:style-name="T19"/></text:span></text:p>
      <text:p text:style-name="P26"><text:span text:style-name="Source_20_Text"><text:span text:style-name="T19">Here's an example of a radio button:</text:span></text:span></text:p>
      <text:p text:style-name="Preformatted_20_Text"><text:span text:style-name="Source_20_Text">&lt;label&gt; </text:span></text:p>
      <text:p text:style-name="Preformatted_20_Text"><text:span text:style-name="Source_20_Text"><text:s text:c="2"/>&lt;input type="radio" name="indoor-outdoor"&gt;Indoor </text:span></text:p>
      <text:p text:style-name="P7"><text:span text:style-name="Source_20_Text">&lt;/label&gt;</text:span></text:p>
      <text:p text:style-name="P19"><text:span text:style-name="Source_20_Text"><text:span text:style-name="T19">It is considered best practice to set a </text:span></text:span><text:span text:style-name="Source_20_Text"><text:span text:style-name="T5">for</text:span></text:span><text:span text:style-name="Source_20_Text"><text:span text:style-name="T19"> attribute on the </text:span></text:span><text:span text:style-name="Source_20_Text"><text:span text:style-name="T5">label</text:span></text:span><text:span text:style-name="Source_20_Text"><text:span text:style-name="T19"> element, with a value that matches the value of the </text:span></text:span><text:span text:style-name="Source_20_Text"><text:span text:style-name="T5">id</text:span></text:span><text:span text:style-name="Source_20_Text"><text:span text:style-name="T19"> attribute of the </text:span></text:span><text:span text:style-name="Source_20_Text"><text:span text:style-name="T5">input</text:span></text:span><text:span text:style-name="Source_20_Text"><text:span text:style-name="T19"> element. This allows assistive technologies to create a linked relationship between the label and the related </text:span></text:span><text:span text:style-name="Source_20_Text"><text:span text:style-name="T5">input</text:span></text:span><text:span text:style-name="Source_20_Text"><text:span text:style-name="T19"> element.</text:span></text:span></text:p>
      <text:p text:style-name="P19"><text:span text:style-name="Source_20_Text"><text:span text:style-name="T19">This is how it will look:</text:span></text:span></text:p>
      <text:p text:style-name="P19"><text:span text:style-name="Source_20_Text"><text:span text:style-name="T19"/></text:span></text:p>
      <text:p text:style-name="P19"><text:span text:style-name="Source_20_Text"><text:span text:style-name="T19"/></text:span></text:p>
      <text:p text:style-name="P19"><text:span text:style-name="Source_20_Text"><text:span text:style-name="T19">. </text:span></text:span><text:span text:style-name="Source_20_Text"><text:span text:style-name="T5">&lt;label for="indoor"&gt; </text:span></text:span></text:p>
      <text:p text:style-name="Preformatted_20_Text"><text:span text:style-name="Source_20_Text"><text:s text:c="2"/>&lt;input id="indoor" type="radio" name="indoor-outdoor"&gt;Indoor </text:span></text:p>
      <text:p text:style-name="P7"><text:span text:style-name="Source_20_Text">&lt;/label&gt;</text:span></text:p>
      <text:p text:style-name="P18"><text:span text:style-name="Source_20_Text"><text:span text:style-name="T23"/></text:span></text:p>
      <text:p text:style-name="P18"><text:span text:style-name="Source_20_Text"><text:span text:style-name="T23"/></text:span></text:p>
      <text:p text:style-name="P18"><text:soft-page-break/><text:span text:style-name="Source_20_Text"><text:span text:style-name="T23">Creating a set of checkboxes:</text:span></text:span></text:p>
      <text:p text:style-name="P18"><text:span text:style-name="Source_20_Text"><text:span text:style-name="T19">check boxes are a type of input, and each checkbox can be nested in its input elemment. All related checbox inputs should have the same name attribute.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26"><text:span text:style-name="Source_20_Text"><text:span text:style-name="T19">It is considered best practice to explicitly define the relationship between a checkbox </text:span></text:span><text:span text:style-name="Source_20_Text"><text:span text:style-name="T5">input</text:span></text:span><text:span text:style-name="Source_20_Text"><text:span text:style-name="T19"> and its corresponding </text:span></text:span><text:span text:style-name="Source_20_Text"><text:span text:style-name="T5">label</text:span></text:span><text:span text:style-name="Source_20_Text"><text:span text:style-name="T19"> by setting the </text:span></text:span><text:span text:style-name="Source_20_Text"><text:span text:style-name="T5">for</text:span></text:span><text:span text:style-name="Source_20_Text"><text:span text:style-name="T19"> attribute on the </text:span></text:span><text:span text:style-name="Source_20_Text"><text:span text:style-name="T5">label</text:span></text:span><text:span text:style-name="Source_20_Text"><text:span text:style-name="T19"> element to match the </text:span></text:span><text:span text:style-name="Source_20_Text"><text:span text:style-name="T5">id</text:span></text:span><text:span text:style-name="Source_20_Text"><text:span text:style-name="T19"> attribute of the associated </text:span></text:span><text:span text:style-name="Source_20_Text"><text:span text:style-name="T5">input</text:span></text:span><text:span text:style-name="Source_20_Text"><text:span text:style-name="T19"> element.</text:span></text:span></text:p>
      <text:p text:style-name="Text_20_body">Here's an example of a checkbox:</text:p>
      <text:p text:style-name="P7"><text:span text:style-name="Source_20_Text">&lt;label for="loving"&gt;&lt;input id="loving" type="checkbox" name="personality"&gt; Loving&lt;/label&gt;</text:span></text:p>
      <text:p text:style-name="P20"><text:span text:style-name="Source_20_Text"><text:span text:style-name="T20">when a form gets submitted, the data is sent to a server that includes the entries for the options selected. Inputs of type </text:span></text:span><text:span text:style-name="Source_20_Text"><text:span text:style-name="T15">radio</text:span></text:span><text:span text:style-name="Source_20_Text"><text:span text:style-name="T20"> and </text:span></text:span><text:span text:style-name="Source_20_Text"><text:span text:style-name="T15">checkbox</text:span></text:span><text:span text:style-name="Source_20_Text"><text:span text:style-name="T20"> report their values for the </text:span></text:span><text:span text:style-name="Source_20_Text"><text:span text:style-name="T15">value </text:span></text:span><text:span text:style-name="Source_20_Text"><text:span text:style-name="T20">attribute.#</text:span></text:span></text:p>
      <text:p text:style-name="P20"><text:span text:style-name="Source_20_Text"><text:span text:style-name="T20"/></text:span></text:p>
      <text:p text:style-name="P20"><text:span text:style-name="Source_20_Text"><text:span text:style-name="T20"/></text:span></text:p>
      <text:p text:style-name="P3"><text:span text:style-name="Source_20_Text"><text:span text:style-name="T7">&lt;label for="indoor"&gt;</text:span></text:span></text:p>
      <text:p text:style-name="Preformatted_20_Text"><text:span text:style-name="Source_20_Text"><text:s text:c="2"/>&lt;input id="indoor" value="indoor" type="radio" name="indoor-outdoor"&gt;Indoor</text:span></text:p>
      <text:p text:style-name="Preformatted_20_Text"><text:span text:style-name="Source_20_Text">&lt;/label&gt;</text:span></text:p>
      <text:p text:style-name="Preformatted_20_Text"><text:span text:style-name="Source_20_Text">&lt;label for="outdoor"&gt;</text:span></text:p>
      <text:p text:style-name="Preformatted_20_Text"><text:span text:style-name="Source_20_Text"><text:s text:c="2"/>&lt;input id="outdoor" value="outdoor" type="radio" name="indoor-outdoor"&gt;Outdoor</text:span></text:p>
      <text:p text:style-name="P7"><text:span text:style-name="Source_20_Text">&lt;/label&gt;</text:span></text:p>
      <text:p text:style-name="P9"><text:span text:style-name="Source_20_Text"><text:span text:style-name="T20">Here, you have two </text:span></text:span><text:span text:style-name="Source_20_Text"><text:span text:style-name="T7">radio</text:span></text:span><text:span text:style-name="Source_20_Text"><text:span text:style-name="T20"> inputs. When the user submits the form with the </text:span></text:span><text:span text:style-name="Source_20_Text"><text:span text:style-name="T7">indoor</text:span></text:span><text:span text:style-name="Source_20_Text"><text:span text:style-name="T20"> option selected, the form data will include the line: </text:span></text:span><text:span text:style-name="Source_20_Text"><text:span text:style-name="T7">indoor-outdoor=indoor</text:span></text:span><text:span text:style-name="Source_20_Text"><text:span text:style-name="T20">. This is from the </text:span></text:span><text:span text:style-name="Source_20_Text"><text:span text:style-name="T7">name</text:span></text:span><text:span text:style-name="Source_20_Text"><text:span text:style-name="T20"> and </text:span></text:span><text:span text:style-name="Source_20_Text"><text:span text:style-name="T7">value</text:span></text:span><text:span text:style-name="Source_20_Text"><text:span text:style-name="T20"> attributes of the "indoor" input.</text:span></text:span></text:p>
      <text:p text:style-name="P20"><text:span text:style-name="Source_20_Text"><text:span text:style-name="T20"/></text:span></text:p>
      <text:p text:style-name="P27"><text:span text:style-name="Source_20_Text"><text:span text:style-name="T20">f you omit the </text:span></text:span><text:span text:style-name="Source_20_Text"><text:span text:style-name="T7">value</text:span></text:span><text:span text:style-name="Source_20_Text"><text:span text:style-name="T20"> attribute, the submitted form data uses the default value, which is </text:span></text:span><text:span text:style-name="Source_20_Text"><text:span text:style-name="T7">on</text:span></text:span><text:span text:style-name="Source_20_Text"><text:span text:style-name="T20">. In this scenario, if the user clicked the "indoor" option and submitted the form, the resulting form data would be </text:span></text:span><text:span text:style-name="Source_20_Text"><text:span text:style-name="T7">indoor-outdoor=on</text:span></text:span><text:span text:style-name="Source_20_Text"><text:span text:style-name="T20">, which is not useful. So the </text:span></text:span><text:span text:style-name="Source_20_Text"><text:span text:style-name="T7">value</text:span></text:span><text:span text:style-name="Source_20_Text"><text:span text:style-name="T20"> attribute needs to be set to something to identify the option.</text:span></text:span></text:p>
      <text:p text:style-name="P27"><text:span text:style-name="Source_20_Text"><text:span text:style-name="T20"/></text:span></text:p>
      <text:p text:style-name="P27"><text:span text:style-name="Source_20_Text"><text:span text:style-name="T20">So just add “value” next to the “input id!”</text:span></text:span></text:p>
      <text:p text:style-name="Horizontal_20_Line"/>
      <text:p text:style-name="P20"><text:span text:style-name="Source_20_Text"><text:span text:style-name="T20"/></text:span></text:p>
      <text:p text:style-name="P20"><text:span text:style-name="Source_20_Text"><text:span text:style-name="T20"/></text:span></text:p>
      <text:p text:style-name="P20"><text:span text:style-name="Source_20_Text"><text:span text:style-name="T24">Checking radio and checkbox buttons by default</text:span></text:span></text:p>
      <text:p text:style-name="P20"><text:span text:style-name="Source_20_Text"><text:span text:style-name="T24"/></text:span></text:p>
      <text:p text:style-name="P20"><text:span text:style-name="Source_20_Text"><text:span text:style-name="T20"><text:s/>You can set a checkkbox or radio button to be checked by default using the </text:span></text:span><text:span text:style-name="Source_20_Text"><text:span text:style-name="T15">checked</text:span></text:span><text:span text:style-name="Source_20_Text"><text:span text:style-name="T20"> attribute.</text:span></text:span></text:p>
      <text:p text:style-name="P21"><text:span text:style-name="Source_20_Text"><text:span text:style-name="T21">To do this, just add the word </text:span></text:span><text:span text:style-name="Source_20_Text"><text:span text:style-name="T16">checked</text:span></text:span><text:span text:style-name="Source_20_Text"><text:span text:style-name="T21"> inside of an input element. Like this for example|:</text:span></text:span></text:p>
      <text:p text:style-name="P21"><text:span text:style-name="Source_20_Text"><text:span text:style-name="T21"/></text:span></text:p>
      <text:p text:style-name="P21"><text:span text:style-name="Source_20_Text"><text:span text:style-name="T21"/></text:span></text:p>
      <text:p text:style-name="P4"><text:span text:style-name="Source_20_Text"><text:span text:style-name="T8">&lt;input type="radio" name="test-name" checked&gt;</text:span></text:span></text:p>
      <text:p text:style-name="P4"><text:span text:style-name="Source_20_Text"><text:span text:style-name="T8"/></text:span></text:p>
      <text:p text:style-name="P4"><text:span text:style-name="Source_20_Text"><text:span text:style-name="T27"><text:s/></text:span></text:span><text:span text:style-name="Source_20_Text"><text:span text:style-name="T28">The div element</text:span></text:span></text:p>
      <text:p text:style-name="P4"><text:span text:style-name="Source_20_Text"><text:span text:style-name="T30"><text:s/>the div element is the division element. It is a container for other elements. It is a non self closing element.</text:span></text:span></text:p>
      <text:p text:style-name="P5"><text:soft-page-break/><text:span text:style-name="Source_20_Text"><text:span text:style-name="T28">Elements that structure the html page</text:span></text:span></text:p>
      <text:p text:style-name="P5"><text:span text:style-name="Source_20_Text"><text:span text:style-name="T28"/></text:span></text:p>
      <text:p text:style-name="P5"><text:span text:style-name="Source_20_Text"><text:span text:style-name="T30">When you write a html doc, you need to tell your browser which version of html you are using. You tell your browser this by adding the &lt;!DOCTYPE ..&gt; tag on the first line, where the “…” is the version of html.</text:span></text:span></text:p>
      <text:p text:style-name="P5"><text:span text:style-name="Source_20_Text"><text:span text:style-name="T30">For html5, you use the &lt;!DOCTYPE html&gt;</text:span></text:span></text:p>
      <text:p text:style-name="P5"><text:span text:style-name="Source_20_Text"><text:span text:style-name="T30"/></text:span></text:p>
      <text:p text:style-name="P5"><text:span text:style-name="Source_20_Text"><text:span text:style-name="T30">The “!” and the The </text:span></text:span><text:span text:style-name="Source_20_Text"><text:span text:style-name="T33">!</text:span></text:span><text:span text:style-name="Source_20_Text"><text:span text:style-name="T30"> and uppercase </text:span></text:span><text:span text:style-name="Source_20_Text"><text:span text:style-name="T33">DOCTYPE</text:span></text:span><text:span text:style-name="Source_20_Text"><text:span text:style-name="T30"> is important, especially for older browsers. The </text:span></text:span><text:span text:style-name="Source_20_Text"><text:span text:style-name="T33">html</text:span></text:span><text:span text:style-name="Source_20_Text"><text:span text:style-name="T30"> is not case sensitive.</text:span></text:span></text:p>
      <text:p text:style-name="P21"><text:span text:style-name="Source_20_Text"><text:span text:style-name="T21"/></text:span></text:p>
      <text:p text:style-name="P21"><text:span text:style-name="Source_20_Text"><text:span text:style-name="T21">Next, the rest of your HTML code needs to be wrapped in </text:span></text:span><text:span text:style-name="Source_20_Text"><text:span text:style-name="T8">html</text:span></text:span><text:span text:style-name="Source_20_Text"><text:span text:style-name="T21"> tags. The opening </text:span></text:span><text:span text:style-name="Source_20_Text"><text:span text:style-name="T8">&lt;html&gt;</text:span></text:span><text:span text:style-name="Source_20_Text"><text:span text:style-name="T21"> goes directly below the </text:span></text:span><text:span text:style-name="Source_20_Text"><text:span text:style-name="T8">&lt;!DOCTYPE html&gt;</text:span></text:span><text:span text:style-name="Source_20_Text"><text:span text:style-name="T21"> line, and the closing </text:span></text:span><text:span text:style-name="Source_20_Text"><text:span text:style-name="T8">&lt;/html&gt;</text:span></text:span><text:span text:style-name="Source_20_Text"><text:span text:style-name="T21"> goes at the end of the page.</text:span></text:span></text:p>
      <text:p text:style-name="P21"><text:span text:style-name="Source_20_Text"><text:span text:style-name="T21"/></text:span></text:p>
      <text:p text:style-name="P28"><text:span text:style-name="Source_20_Text"><text:span text:style-name="T21">HTML code would go in the space between the two </text:span></text:span><text:span text:style-name="Source_20_Text"><text:span text:style-name="T8">html</text:span></text:span><text:span text:style-name="Source_20_Text"><text:span text:style-name="T21"> tags.</text:span></text:span>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/>
      <text:p text:style-name="P7"><text:span text:style-name="Source_20_Text">&lt;/html&gt;</text:span></text:p>
      <text:p text:style-name="P22"><text:span text:style-name="Source_20_Text"><text:span text:style-name="T25">Define the head and the body of a html doc</text:span></text:span></text:p>
      <text:p text:style-name="P22"><text:span text:style-name="Source_20_Text"><text:span text:style-name="T22"><text:s/>you can add another level of organization in your HTML doc within the html tags with the </text:span></text:span><text:span text:style-name="Source_20_Text"><text:span text:style-name="T17">head</text:span></text:span><text:span text:style-name="Source_20_Text"><text:span text:style-name="T22"> and </text:span></text:span><text:span text:style-name="Source_20_Text"><text:span text:style-name="T17">body</text:span></text:span><text:span text:style-name="Source_20_Text"><text:span text:style-name="T22"> eleements.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Any markup with information about your page would go into the </text:span></text:span><text:span text:style-name="Source_20_Text"><text:span text:style-name="T9">head</text:span></text:span><text:span text:style-name="Source_20_Text"><text:span text:style-name="T22"> tag. Then any markup with the content of the page (what displays for a user) would go into the </text:span></text:span><text:span text:style-name="Source_20_Text"><text:span text:style-name="T9">body</text:span></text:span><text:span text:style-name="Source_20_Text"><text:span text:style-name="T22"> tag.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Metadata elements, such as </text:span></text:span><text:span text:style-name="Source_20_Text"><text:span text:style-name="T9">link</text:span></text:span><text:span text:style-name="Source_20_Text"><text:span text:style-name="T22">, </text:span></text:span><text:span text:style-name="Source_20_Text"><text:span text:style-name="T9">meta</text:span></text:span><text:span text:style-name="Source_20_Text"><text:span text:style-name="T22">, </text:span></text:span><text:span text:style-name="Source_20_Text"><text:span text:style-name="T9">title</text:span></text:span><text:span text:style-name="Source_20_Text"><text:span text:style-name="T22">, and </text:span></text:span><text:span text:style-name="Source_20_Text"><text:span text:style-name="T9">style</text:span></text:span><text:span text:style-name="Source_20_Text"><text:span text:style-name="T22">, typically go inside the </text:span></text:span><text:span text:style-name="Source_20_Text"><text:span text:style-name="T9">head</text:span></text:span><text:span text:style-name="Source_20_Text"><text:span text:style-name="T22"> element.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/></text:span></text:p>
      <text:p text:style-name="P6"><text:span text:style-name="Source_20_Text"><text:span text:style-name="T9">&lt;!DOCTYPE html&gt;</text:span></text:span></text:p>
      <text:p text:style-name="Preformatted_20_Text"><text:span text:style-name="Source_20_Text">&lt;html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meta /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div&gt;</text:span></text:p>
      <text:p text:style-name="Preformatted_20_Text"><text:span text:style-name="Source_20_Text"><text:s text:c="4"/>&lt;/div&gt;</text:span></text:p>
      <text:p text:style-name="Preformatted_20_Text"><text:span text:style-name="Source_20_Text"><text:s text:c="2"/>&lt;/body&gt;</text:span></text:p>
      <text:p text:style-name="P7"><text:span text:style-name="Source_20_Text">&lt;/html</text:span></text:p>
      <text:p text:style-name="P22"><text:span text:style-name="Source_20_Text"><text:span text:style-name="T22"/></text:span></text:p>
      <text:p text:style-name="P22"><text:span text:style-name="Source_20_Text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20:00:33.988412664</meta:creation-date>
    <dc:date>2021-06-28T22:37:57.032915182</dc:date>
    <meta:editing-duration>PT36M3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6" meta:paragraph-count="156" meta:word-count="1565" meta:character-count="9511" meta:non-whitespace-character-count="8026"/>
  </office:meta>
</office:document-meta>
</file>